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680e0"/>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text-properties officeooo:paragraph-rsid="0008e937"/>
    </style:style>
    <style:style style:name="P13" style:family="paragraph" style:parent-style-name="Title">
      <style:text-properties officeooo:rsid="000680e0" officeooo:paragraph-rsid="000680e0"/>
    </style:style>
    <style:style style:name="T1" style:family="text">
      <style:text-properties officeooo:rsid="000804bb"/>
    </style:style>
    <style:style style:name="T2" style:family="text">
      <style:text-properties officeooo:rsid="0008e93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onception du projet</text:p>
      <text:p text:style-name="P1"><text:span text:style-name="Strong_20_Emphasis"/></text:p>
      <text:h text:style-name="Heading_20_3" text:outline-level="3"><text:span text:style-name="Strong_20_Emphasis">Analyse du Besoin</text:span></text:h>
      <text:p text:style-name="Text_20_body">Basique Cuisine est conçu pour répondre aux besoins des amateurs de cuisine souhaitant des recettes simples, rapides et accessibles. L’objectif est de proposer un site convivial qui encourage même les débutants à cuisiner avec des ingrédients du quotidien, sans nécessiter de matériel complexe ou des compétences avancées.</text:p>
      <text:p text:style-name="Text_20_body">Les principes fondamentaux de Basique Cuisine sont :</text:p>
      <text:list text:style-name="L6">
        <text:list-item>
          <text:p text:style-name="P7"><text:span text:style-name="Strong_20_Emphasis">Proposer des recettes accessibles à tous</text:span>, avec un accent sur la simplicité.</text:p>
        </text:list-item>
        <text:list-item>
          <text:p text:style-name="P7"><text:span text:style-name="Strong_20_Emphasis">Faciliter la recherche de plats</text:span> en fonction des critères pratiques (temps, ingrédients disponibles, coût, calories).</text:p>
        </text:list-item>
        <text:list-item>
          <text:p text:style-name="P7"><text:span text:style-name="Strong_20_Emphasis">Aider les utilisateurs à planifier leurs repas</text:span>, grâce à un outil intuitif pour créer un programme alimentaire hebdomadaire en fonction de leur budget ou de leurs objectifs nutritionnels.</text:p>
        </text:list-item>
      </text:list>
      <text:p text:style-name="Horizontal_20_Line"/>
      <text:h text:style-name="Heading_20_3" text:outline-level="3"><text:span text:style-name="Strong_20_Emphasis">Fonctionnalités</text:span></text:h>
      <text:h text:style-name="Heading_20_4" text:outline-level="4"><text:span text:style-name="Strong_20_Emphasis">Accès Visiteur</text:span></text:h>
      <text:p text:style-name="Text_20_body">Les visiteurs non connectés auront accès à des fonctionnalités essentielles :</text:p>
      <text:list text:style-name="L7">
        <text:list-item>
          <text:p text:style-name="P8"><text:span text:style-name="Strong_20_Emphasis">Page d’accueil</text:span> : Présente des recettes phares de cuisine simple, comme les plats en 10 minutes ou avec moins de 5 ingrédients.</text:p>
        </text:list-item>
        <text:list-item>
          <text:p text:style-name="P8"><text:span text:style-name="Strong_20_Emphasis">Page de résultats</text:span> : Liste les recettes selon les critères choisis (temps de préparation, niveau de difficulté, coût par personne, calories).</text:p>
        </text:list-item>
        <text:list-item>
          <text:p text:style-name="P8"><text:span text:style-name="Strong_20_Emphasis">Page de recette détaillée</text:span> : Fournit des étapes claires, une liste d’ingrédients courants avec des alternatives économiques, et des suggestions d’accompagnement.</text:p>
        </text:list-item>
      </text:list>
      <text:h text:style-name="Heading_20_4" text:outline-level="4"><text:span text:style-name="Strong_20_Emphasis">Espace Utilisateur Authentifié</text:span></text:h>
      <text:p text:style-name="Text_20_body">Les utilisateurs connectés bénéficieront de fonctionnalités supplémentaires :</text:p>
      <text:list text:style-name="L8">
        <text:list-item>
          <text:p text:style-name="P9"><text:span text:style-name="Strong_20_Emphasis">Recettes sauvegardées</text:span> : Ajout de recettes à une liste de favoris pour un accès rapide.</text:p>
        </text:list-item>
        <text:list-item>
          <text:p text:style-name="P9"><text:span text:style-name="Strong_20_Emphasis">Commentaires</text:span> : Participation active via des commentaires sous les recettes, pour partager des variantes ou des conseils.</text:p>
        </text:list-item>
        <text:list-item>
          <text:p text:style-name="P9"><text:span text:style-name="Strong_20_Emphasis">Programme alimentaire hebdomadaire</text:span> :</text:p>
          <text:list>
            <text:list-item>
              <text:p text:style-name="P9">Génération d’un plan de repas pour la semaine en fonction :</text:p>
              <text:list>
                <text:list-item>
                  <text:p text:style-name="P9"><text:span text:style-name="Strong_20_Emphasis">Des calories quotidiennes souhaitées</text:span> (ex. régime hypocalorique, maintenance ou prise de masse).</text:p>
                </text:list-item>
                <text:list-item>
                  <text:p text:style-name="P9"><text:soft-page-break/><text:span text:style-name="Strong_20_Emphasis">Du budget alimentaire</text:span> (ex. repas économiques par jour ou par semaine).</text:p>
                </text:list-item>
              </text:list>
            </text:list-item>
            <text:list-item>
              <text:p text:style-name="P9">Possibilité d’éditer le programme, de remplacer des recettes et d’obtenir une liste de courses associée.</text:p>
            </text:list-item>
            <text:list-item>
              <text:p text:style-name="P9">Enregistrement des programmes personnalisés pour réutilisation future.</text:p>
            </text:list-item>
          </text:list>
        </text:list-item>
      </text:list>
      <text:h text:style-name="Heading_20_4" text:outline-level="4"><text:span text:style-name="Strong_20_Emphasis">Espace Administrateur</text:span></text:h>
      <text:p text:style-name="Text_20_body">Pour garantir la qualité et la simplicité du contenu, les administrateurs auront des droits étendus :</text:p>
      <text:list text:style-name="L9">
        <text:list-item>
          <text:p text:style-name="P10"><text:span text:style-name="Strong_20_Emphasis">Validation des recettes</text:span> : Vérification, création ou suppression des recettes soumises par les utilisateurs.</text:p>
        </text:list-item>
        <text:list-item>
          <text:p text:style-name="P10"><text:span text:style-name="Strong_20_Emphasis">Gestion des utilisateurs</text:span> : Ajout, modification ou suppression des comptes.</text:p>
        </text:list-item>
        <text:list-item>
          <text:p text:style-name="P10"><text:span text:style-name="Strong_20_Emphasis">Organisation des catégories</text:span> : Classement des recettes pour simplifier les recherches (ex. plats économiques, desserts rapides, recettes diététiques).</text:p>
        </text:list-item>
        <text:list-item>
          <text:p text:style-name="P10"><text:span text:style-name="Strong_20_Emphasis">Modération des commentaires</text:span> : Assurer un espace d’échange respectueux et utile.</text:p>
        </text:list-item>
      </text:list>
      <text:p text:style-name="Horizontal_20_Line"/>
      <text:h text:style-name="Heading_20_3" text:outline-level="3"><text:span text:style-name="Strong_20_Emphasis">Spécifications Fonctionnelles</text:span></text:h>
      <text:p text:style-name="Text_20_body">Les rôles principaux sur Basique Cuisine sont :</text:p>
      <text:list text:style-name="L10">
        <text:list-item>
          <text:p text:style-name="P11"><text:span text:style-name="Strong_20_Emphasis">Visiteur</text:span></text:p>
          <text:list>
            <text:list-item>
              <text:p text:style-name="P11">Peut consulter les recettes.</text:p>
            </text:list-item>
            <text:list-item>
              <text:p text:style-name="P11">Peut effectuer des recherches par critères simples (temps, coût, calories).</text:p>
            </text:list-item>
          </text:list>
        </text:list-item>
        <text:list-item>
          <text:p text:style-name="P11"><text:span text:style-name="Strong_20_Emphasis">Utilisateur Authentifié</text:span></text:p>
          <text:list>
            <text:list-item>
              <text:p text:style-name="P11">Dispose de fonctionnalités interactives comme :</text:p>
              <text:list>
                <text:list-item>
                  <text:p text:style-name="P11">Sauvegarder des recettes en favoris.</text:p>
                </text:list-item>
                <text:list-item>
                  <text:p text:style-name="P11">Commenter les recettes.</text:p>
                </text:list-item>
                <text:list-item>
                  <text:p text:style-name="P11">Générer et personnaliser un programme alimentaire hebdomadaire basé sur les coûts ou les calories.</text:p>
                </text:list-item>
              </text:list>
            </text:list-item>
          </text:list>
        </text:list-item>
        <text:list-item>
          <text:p text:style-name="P11"><text:span text:style-name="Strong_20_Emphasis">Administrateur</text:span></text:p>
          <text:list>
            <text:list-item>
              <text:p text:style-name="P11">Responsable de la gestion des contenus (recettes, catégories, programmes).</text:p>
            </text:list-item>
            <text:list-item>
              <text:p text:style-name="P11">Modération des commentaires pour assurer une bonne expérience utilisateur.</text:p>
            </text:list-item>
          </text:list>
        </text:list-item>
      </text:list>
      <text:p text:style-name="P12"><text:span text:style-name="Strong_20_Emphasis"><text:span text:style-name="T2">Diagramme de cas d’utilisation</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680e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6T12:38:43.094000000</meta:creation-date>
    <dc:date>2024-11-26T15:55:52.749000000</dc:date>
    <meta:editing-duration>PT2H22M33S</meta:editing-duration>
    <meta:editing-cycles>1</meta:editing-cycles>
    <meta:document-statistic meta:table-count="0" meta:image-count="0" meta:object-count="0" meta:page-count="2" meta:paragraph-count="43" meta:word-count="475" meta:character-count="3236" meta:non-whitespace-character-count="2833"/>
    <meta:generator>LibreOffice/24.2.5.2$Windows_X86_64 LibreOffice_project/bffef4ea93e59bebbeaf7f431bb02b1a39ee8a59</meta:generator>
  </office:meta>
</office:document-meta>
</file>